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 3211</text:p>
      <text:p text:style-name="Text_20_body">Date: 10-05-20</text:p>
      <text:p text:style-name="Text_20_body">Time: <text:s/>08:30</text:p>
      <text:p text:style-name="Text_20_body">Facilitator: <text:span text:style-name="T1">Emil Djupfeld</text:span></text:p>
      <text:p text:style-name="Text_20_body">Participants: Jonas Jacobsson</text:p>
      <text:list xml:id="list2019434727" text:style-name="L1">
        <text:list-item>
          <text:p text:style-name="P1">Objectives (5 min)</text:p>
          <text:p text:style-name="P1">Get some feedback on our progress.</text:p>
        </text:list-item>
        <text:list-item>
          <text:p text:style-name="P1">Reports (15 min)</text:p>
          <text:p text:style-name="P1">Improved AI and renderer. We feel that we're pretty much done.</text:p>
        </text:list-item>
        <text:list-item>
          <text:p text:style-name="P1">Discussion items (35 min)</text:p>
          <text:p text:style-name="P1">Emil brought up some bugs and possible fixes. What needs to be done before the hand-in on next Thursday?</text:p>
        </text:list-item>
        <text:list-item>
          <text:p text:style-name="P1">Outcomes and assignments (5 min)</text:p>
          <text:p text:style-name="P1">Fix the few bugs that are still there. Maybe redesign how a new game is created to remove all non-interface cross-package dependencies. Update the documentation so that it represents the current state of the code. Prepare for the presentation.</text:p>
        </text:list-item>
        <text:list-item>
          <text:p text:style-name="P1">Wrap up</text:p>
          <text:p text:style-name="P1">Hand-in and presentation on 100527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35:41</meta:creation-date>
    <dc:date>2010-05-20T10:19:56</dc:date>
    <meta:editing-cycles>14</meta:editing-cycles>
    <meta:editing-duration>PT00H39M08S</meta:editing-duration>
    <dc:creator>Jonas Jacobson</dc:creator>
    <meta:document-statistic meta:table-count="0" meta:image-count="0" meta:object-count="0" meta:page-count="1" meta:paragraph-count="16" meta:word-count="116" meta:character-count="695"/>
    <meta:user-defined meta:name="Info 1"/>
    <meta:user-defined meta:name="Info 2"/>
    <meta:user-defined meta:name="Info 3"/>
    <meta:user-defined meta:name="Info 4"/>
  </office:meta>
</office:document-meta>
</file>